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fo:font-weight="bold" officeooo:rsid="001b8ae1" officeooo:paragraph-rsid="001b8ae1" fo:background-color="transparent" style:font-weight-asian="bold" style:font-weight-complex="bold"/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fo:font-weight="bold" officeooo:rsid="00190e26" officeooo:paragraph-rsid="00190e26" fo:background-color="transparent" style:font-weight-asian="bold" style:font-weight-complex="bold"/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fo:font-weight="bold" officeooo:rsid="00190e26" officeooo:paragraph-rsid="001b8ae1" fo:background-color="transparent" style:font-weight-asian="bold" style:font-weight-complex="bold"/>
    </style:style>
    <style:style style:name="P4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fo:font-weight="bold" officeooo:rsid="001a3cdb" officeooo:paragraph-rsid="001a3cdb" fo:background-color="transparent" style:font-weight-asian="bold" style:font-weight-complex="bold"/>
    </style:style>
    <style:style style:name="P5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fo:font-weight="bold" officeooo:rsid="001a3cdb" officeooo:paragraph-rsid="001b8ae1" fo:background-color="transparent" style:font-weight-asian="bold" style:font-weight-complex="bold"/>
    </style:style>
    <style:style style:name="P6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1b8ae1" officeooo:paragraph-rsid="001b8ae1" fo:background-color="transparent"/>
    </style:style>
    <style:style style:name="P7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1b8ae1" officeooo:paragraph-rsid="001de096" fo:background-color="transparent"/>
    </style:style>
    <style:style style:name="P8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1a3cdb" officeooo:paragraph-rsid="001a3cdb" fo:background-color="transparent"/>
    </style:style>
    <style:style style:name="P9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1de096" officeooo:paragraph-rsid="001de096" fo:background-color="transparent"/>
    </style:style>
    <style:style style:name="T1" style:family="text">
      <style:text-properties officeooo:rsid="001b8ae1"/>
    </style:style>
    <style:style style:name="T2" style:family="text">
      <style:text-properties officeooo:rsid="001de0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1532475227492824" text:style-name="L1">
        <text:list-item>
          <text:p text:style-name="P1">Snygg titel</text:p>
        </text:list-item>
        <text:list-item>
          <text:p text:style-name="P2">(Abstract)</text:p>
        </text:list-item>
        <text:list-item>
          <text:p text:style-name="P4">Inledning</text:p>
          <text:list>
            <text:list-item>
              <text:p text:style-name="P7">Prata om</text:p>
              <text:list>
                <text:list-item>
                  <text:p text:style-name="P7">partiklar-i-vätska</text:p>
                </text:list-item>
                <text:list-item>
                  <text:p text:style-name="P7"><text:span text:style-name="T2">sedimentering</text:span></text:p>
                </text:list-item>
                <text:list-item>
                  <text:p text:style-name="P9">nuvarande forskningsläget</text:p>
                </text:list-item>
                <text:list-item>
                  <text:p text:style-name="P9">fourier</text:p>
                </text:list-item>
              </text:list>
            </text:list-item>
          </text:list>
        </text:list-item>
        <text:list-item>
          <text:p text:style-name="P4">Frågeställning</text:p>
          <text:list>
            <text:list-item>
              <text:p text:style-name="P8">problem</text:p>
            </text:list-item>
            <text:list-item>
              <text:p text:style-name="P8">syfte</text:p>
            </text:list-item>
          </text:list>
        </text:list-item>
        <text:list-item>
          <text:p text:style-name="P4">Teori</text:p>
          <text:list>
            <text:list-item>
              <text:p text:style-name="P6">NS och Stokes ekvationer</text:p>
            </text:list-item>
            <text:list-item>
              <text:p text:style-name="P6">Olika sätt att simulera</text:p>
            </text:list-item>
            <text:list-item>
              <text:p text:style-name="P6">Andra sätt, som jag senare jämför med</text:p>
              <text:list>
                <text:list-item>
                  <text:p text:style-name="P6">t ex</text:p>
                  <text:list>
                    <text:list-item>
                      <text:p text:style-name="P6">Stokeslet</text:p>
                    </text:list-item>
                  </text:list>
                </text:list-item>
              </text:list>
            </text:list-item>
            <text:list-item>
              <text:p text:style-name="P6">Hur man kan mäta och jämföra metoderna</text:p>
            </text:list-item>
          </text:list>
        </text:list-item>
        <text:list-item>
          <text:p text:style-name="P3">Setup</text:p>
          <text:list>
            <text:list-item>
              <text:p text:style-name="P6">De fyra stegen I min simulering</text:p>
              <text:list>
                <text:list-item>
                  <text:p text:style-name="P6">Interpol grid → punkter</text:p>
                </text:list-item>
                <text:list-item>
                  <text:p text:style-name="P6">tidsstegning</text:p>
                </text:list-item>
                <text:list-item>
                  <text:p text:style-name="P6">interpol punkter → grid</text:p>
                  <text:list>
                    <text:list-item>
                      <text:p text:style-name="P6">Deltafunktionerna</text:p>
                    </text:list-item>
                  </text:list>
                </text:list-item>
                <text:list-item>
                  <text:p text:style-name="P6">ekvationslösning</text:p>
                  <text:list>
                    <text:list-item>
                      <text:p text:style-name="P6">Fourier<text:tab/></text:p>
                    </text:list-item>
                  </text:list>
                </text:list-item>
              </text:list>
            </text:list-item>
            <text:list-item>
              <text:p text:style-name="P6">Vilka situationer ska jag studera?</text:p>
              <text:list>
                <text:list-item>
                  <text:p text:style-name="P6">T ex</text:p>
                  <text:list>
                    <text:list-item>
                      <text:p text:style-name="P6">sedimentering av sfärisk partikelklu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Resultat</text:p>
          <text:list>
            <text:list-item>
              <text:p text:style-name="P6">ekvationslösningar</text:p>
              <text:list>
                <text:list-item>
                  <text:p text:style-name="P6">fourierkonvergens</text:p>
                </text:list-item>
                <text:list-item>
                  <text:p text:style-name="P9">komplexitet</text:p>
                </text:list-item>
              </text:list>
            </text:list-item>
            <text:list-item>
              <text:p text:style-name="P6">olika deltafunktionsapproximationer</text:p>
              <text:list>
                <text:list-item>
                  <text:p text:style-name="P6">fourierkonvergens</text:p>
                </text:list-item>
                <text:list-item>
                  <text:p text:style-name="P9">komplexitet</text:p>
                </text:list-item>
              </text:list>
            </text:list-item>
            <text:list-item>
              <text:p text:style-name="P6">Vilka fenomen bevaras av min metod?</text:p>
              <text:list>
                <text:list-item>
                  <text:p text:style-name="P6"><text:span text:style-name="T2">T ex </text:span>Får vi en torus som splittras?</text:p>
                </text:list-item>
              </text:list>
            </text:list-item>
          </text:list>
        </text:list-item>
        <text:list-item>
          <text:p text:style-name="P4">Slutsatser</text:p>
          <text:list>
            <text:list-item>
              <text:p text:style-name="P6">Här vänder jag upp och ned på den <text:span text:style-name="T2">rådande </text:span>akademiska världsbilden</text:p>
            </text:list-item>
            <text:list-item>
              <text:p text:style-name="P6">Eller <text:span text:style-name="T2">åtminstone sammanfattar vad jag gjort och kommit fram till I kexet</text:span></text:p>
            </text:list-item>
          </text:list>
        </text:list-item>
        <text:list-item>
          <text:p text:style-name="P5">Bilagor</text:p>
          <text:list>
            <text:list-item>
              <text:p text:style-name="P6">T ex <text:span text:style-name="T2">kod/</text:span>pseudokod kan förläggas hit</text:p>
            </text:list-item>
          </text:list>
        </text:list-item>
        <text:list-item>
          <text:p text:style-name="P2">Referen<text:span text:style-name="T1">s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1:57:32.506151281</meta:creation-date>
    <dc:date>2015-03-02T15:37:58.447173865</dc:date>
    <meta:editing-duration>PT3M36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44" meta:word-count="168" meta:character-count="909" meta:non-whitespace-character-count="828"/>
  </office:meta>
</office:document-meta>
</file>